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SExtensionElement.characters( char [ ] data , int start , int length , PropertyList pList ,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SExtensionElement.getExtensionAttach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SExtensionElemen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ExtensionElement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SExtensionElement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SExtensionElement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SExtensionElement.AbstractPSExtension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